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FilterFieldDefinition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FilterField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Filter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FilterFieldDefinition.getRepea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FilterFieldDefinition.s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FilterFieldDefinition.setRepeaterName( String repea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